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lavors Apple Pte. Ltd.</text:p>
      <text:p text:style-name="P2">(Registration No.: 200922055W)</text:p>
      <text:p text:style-name="P2">Blk 531 Upper Cross Street #04-52</text:p>
      <text:p text:style-name="P2">Hong Lim Complex</text:p>
      <text:p text:style-name="P2">Singapore 050531</text:p>
      <text:p text:style-name="P1"></text:p>
      <text:p text:style-name="P1"></text:p>
      <text:p text:style-name="P1"></text:p>
      <text:p text:style-name="P1">Date :</text:p>
      <text:p text:style-name="P1"></text:p>
      <text:p text:style-name="P1"></text:p>
      <text:p text:style-name="P1">BS Business Management Pte Ltd</text:p>
      <text:p text:style-name="P1">Blk 531 Upper Cross Street</text:p>
      <text:p text:style-name="P1">#04-52 Hong Lim Complex</text:p>
      <text:p text:style-name="P1">Singapore 050531</text:p>
      <text:p text:style-name="P1"></text:p>
      <text:p text:style-name="P1"></text:p>
      <text:p text:style-name="P1">Dear Sirs / Madam</text:p>
      <text:p text:style-name="P1"></text:p>
      <text:p text:style-name="P5">Flavors Apple Pte. Ltd. (uen : 200922055w)</text:p>
      <text:p text:style-name="P5">UNAuditED FINANCIAL STATEMENTS FOR YEAR ENDED 31 December 2015</text:p>
      <text:p text:style-name="P1"></text:p>
      <text:p text:style-name="P1">We hereby declare that the following is correct: </text:p>
      <text:p text:style-name="P1"></text:p>
      <text:p text:style-name="P1">(a) <text:tab/><text:span text:style-name="T1">Flavors Apple Pte. Ltd. </text:span>did not engage in any trading activity during the year;</text:p>
      <text:p text:style-name="P1"></text:p>
      <text:p text:style-name="P1">(b)<text:tab/><text:span text:style-name="T1">Flavors Apple Pte. Ltd.</text:span> did not maintain any bank account; and</text:p>
      <text:p text:style-name="P1"></text:p>
      <text:p text:style-name="P1">(c) <text:tab/>No contract was executed with any parties.</text:p>
      <text:p text:style-name="P1"></text:p>
      <text:p text:style-name="P1"></text:p>
      <text:p text:style-name="P1"></text:p>
      <text:p text:style-name="P3">Signed on behalf of the Board</text:p>
      <text:p text:style-name="P3"></text:p>
      <text:p text:style-name="P1"></text:p>
      <text:p text:style-name="P1"></text:p>
      <text:p text:style-name="P1"></text:p>
      <text:p text:style-name="P1"></text:p>
      <text:p text:style-name="P1">_______________________________<text:tab/><text:tab/><text:tab/>______________________________<text:tab/></text:p>
      <text:p text:style-name="P1">Goh Hock Leong Anthony<text:tab/><text:tab/><text:tab/> <text:s text:c="11"/>Terence Choa Kwok Fai <text:s text:c="2"/><text:tab/></text:p>
      <text:p text:style-name="P1">Director<text:tab/><text:tab/><text:tab/><text:tab/><text:tab/> <text:s text:c="11"/>Director </text:p>
      <text:p text:style-name="P1"></text:p>
      <text:p text:style-name="P1"></text:p>
      <text:p text:style-name="P1"></text:p>
      <text:p text:style-name="P1"></text:p>
      <text:p text:style-name="P1">__________________________________ <text:s text:c="16"/><text:tab/> _________________________________</text:p>
      <text:p text:style-name="P1">Kung Cheung Tak<text:tab/><text:tab/><text:tab/><text:tab/> <text:s text:c="12"/>Teoh Yeow Tong <text:s text:c="2"/><text:tab/></text:p>
      <text:p text:style-name="P1">Director <text:tab/><text:tab/><text:tab/><text:tab/><text:tab/><text:tab/> Director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05:34</meta:creation-date>
    <dc:date>2015-10-31T14:07:54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8" meta:word-count="127" meta:character-count="985" meta:non-whitespace-character-count="747"/>
    <meta:generator>LibreOffice/3.5$Linux_X86_64 LibreOffice_project/350m1$Build-2</meta:generator>
  </office:meta>
</office:document-meta>
</file>